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edbb" officeooo:paragraph-rsid="000bedbb"/>
    </style:style>
    <style:style style:name="P2" style:family="paragraph" style:parent-style-name="Heading">
      <style:paragraph-properties fo:text-align="center" style:justify-single-word="false"/>
    </style:style>
    <style:style style:name="P3" style:family="paragraph" style:parent-style-name="Standard">
      <style:paragraph-properties fo:text-align="center" style:justify-single-word="false"/>
      <style:text-properties officeooo:rsid="000bedbb" officeooo:paragraph-rsid="000bedbb"/>
    </style:style>
    <style:style style:name="P4" style:family="paragraph" style:parent-style-name="Standard" style:master-page-name="">
      <loext:graphic-properties draw:fill="none"/>
      <style:paragraph-properties fo:margin-left="0.6cm" fo:margin-right="0cm" fo:text-indent="0cm" style:auto-text-indent="false" style:page-number="auto" fo:background-color="transparent"/>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1152a" officeooo:paragraph-rsid="0011152a"/>
    </style:style>
    <style:style style:name="P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dc31c" officeooo:paragraph-rsid="000dc31c"/>
    </style:style>
    <style:style style:name="P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28ea7" officeooo:paragraph-rsid="00128ea7"/>
    </style:style>
    <style:style style:name="P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2132a"/>
    </style:style>
    <style:style style:name="P9" style:family="paragraph" style:parent-style-name="Standard">
      <loext:graphic-properties draw:fill="none"/>
      <style:paragraph-properties fo:margin-left="0.499cm" fo:margin-right="0cm" fo:text-indent="0cm" style:auto-text-indent="false" fo:background-color="transparent"/>
      <style:text-properties officeooo:rsid="000dc31c" officeooo:paragraph-rsid="000dc31c"/>
    </style:style>
    <style:style style:name="P10"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1152a" officeooo:paragraph-rsid="0011152a"/>
    </style:style>
    <style:style style:name="P11"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0dc31c" officeooo:paragraph-rsid="000dc31c"/>
    </style:style>
    <style:style style:name="P12"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1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128ea7"/>
    </style:style>
    <style:style style:name="P14" style:family="paragraph" style:parent-style-name="Standard">
      <loext:graphic-properties draw:fill="none"/>
      <style:paragraph-properties fo:margin-left="1cm" fo:margin-right="0cm" fo:text-indent="0cm" style:auto-text-indent="false" fo:background-color="transparent"/>
      <style:text-properties officeooo:rsid="000dc31c" officeooo:paragraph-rsid="000dc31c"/>
    </style:style>
    <style:style style:name="P15" style:family="paragraph" style:parent-style-name="Standard">
      <loext:graphic-properties draw:fill="none"/>
      <style:paragraph-properties fo:margin-left="1cm" fo:margin-right="0cm" fo:text-indent="0cm" style:auto-text-indent="false" fo:background-color="transparent"/>
      <style:text-properties officeooo:rsid="000bedbb" officeooo:paragraph-rsid="000bedbb"/>
    </style:style>
    <style:style style:name="P16" style:family="paragraph" style:parent-style-name="Standard">
      <loext:graphic-properties draw:fill="none"/>
      <style:paragraph-properties fo:margin-left="1cm" fo:margin-right="0cm" fo:text-indent="0cm" style:auto-text-indent="false" fo:background-color="transparent"/>
      <style:text-properties officeooo:rsid="0011152a" officeooo:paragraph-rsid="0011152a"/>
    </style:style>
    <style:style style:name="P17" style:family="paragraph" style:parent-style-name="Standard">
      <loext:graphic-properties draw:fill="none"/>
      <style:paragraph-properties fo:margin-left="1cm" fo:margin-right="0cm" fo:text-indent="0cm" style:auto-text-indent="false" fo:background-color="transparent"/>
      <style:text-properties officeooo:paragraph-rsid="00128ea7"/>
    </style:style>
    <style:style style:name="P18"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11152a" officeooo:paragraph-rsid="0011152a"/>
    </style:style>
    <style:style style:name="P19"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128ea7" officeooo:paragraph-rsid="00128ea7"/>
    </style:style>
    <style:style style:name="P20" style:family="paragraph" style:parent-style-name="Standard">
      <loext:graphic-properties draw:fill="none"/>
      <style:paragraph-properties fo:margin-left="0cm" fo:margin-right="0cm" fo:text-indent="0cm" style:auto-text-indent="false" fo:background-color="transparent"/>
      <style:text-properties officeooo:rsid="0011152a" officeooo:paragraph-rsid="0011152a"/>
    </style:style>
    <style:style style:name="P21" style:family="paragraph" style:parent-style-name="Text_20_body">
      <style:paragraph-properties fo:text-align="center" style:justify-single-word="false"/>
    </style:style>
    <style:style style:name="P2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dc31c" officeooo:paragraph-rsid="000bedbb"/>
    </style:style>
    <style:style style:name="P2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46211" officeooo:paragraph-rsid="00146211"/>
    </style:style>
    <style:style style:name="P24" style:family="paragraph" style:parent-style-name="Standard" style:master-page-name="">
      <loext:graphic-properties draw:fill="none"/>
      <style:paragraph-properties fo:margin-left="0.499cm" fo:margin-right="0cm" fo:text-indent="0cm" style:auto-text-indent="false" style:page-number="auto" fo:background-color="transparent">
        <style:tab-stops>
          <style:tab-stop style:position="0.953cm"/>
          <style:tab-stop style:position="1.016cm"/>
        </style:tab-stops>
      </style:paragraph-properties>
      <style:text-properties officeooo:rsid="00146211" officeooo:paragraph-rsid="00146211"/>
    </style:style>
    <style:style style:name="P2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5962e" officeooo:paragraph-rsid="0015962e"/>
    </style:style>
    <style:style style:name="P2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1152a" officeooo:paragraph-rsid="0012132a"/>
    </style:style>
    <style:style style:name="P2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1152a" officeooo:paragraph-rsid="001249a2"/>
    </style:style>
    <style:style style:name="P2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1152a" officeooo:paragraph-rsid="00128ea7"/>
    </style:style>
    <style:style style:name="P2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1152a" officeooo:paragraph-rsid="0011152a"/>
    </style:style>
    <style:style style:name="P3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67cb4" officeooo:paragraph-rsid="00167cb4"/>
    </style:style>
    <style:style style:name="P31" style:family="paragraph" style:parent-style-name="Standard">
      <loext:graphic-properties draw:fill="none"/>
      <style:paragraph-properties fo:margin-left="0.499cm" fo:margin-right="0cm" fo:text-indent="0cm" style:auto-text-indent="false" fo:background-color="transparent"/>
      <style:text-properties officeooo:rsid="0015962e" officeooo:paragraph-rsid="0015962e"/>
    </style:style>
    <style:style style:name="P32" style:family="paragraph" style:parent-style-name="Standard">
      <loext:graphic-properties draw:fill="none"/>
      <style:paragraph-properties fo:margin-left="0.499cm" fo:margin-right="0cm" fo:text-indent="0cm" style:auto-text-indent="false" fo:break-before="page" fo:background-color="transparent">
        <style:tab-stops>
          <style:tab-stop style:position="0.953cm"/>
          <style:tab-stop style:position="1.016cm"/>
        </style:tab-stops>
      </style:paragraph-properties>
      <style:text-properties officeooo:rsid="00146211" officeooo:paragraph-rsid="00146211"/>
    </style:style>
    <style:style style:name="P33" style:family="paragraph" style:parent-style-name="Standard">
      <loext:graphic-properties draw:fill="none"/>
      <style:paragraph-properties fo:margin-left="0.499cm" fo:margin-right="0cm" fo:text-indent="0cm" style:auto-text-indent="false" fo:break-before="page" fo:background-color="transparent"/>
      <style:text-properties officeooo:rsid="0011152a" officeooo:paragraph-rsid="00128ea7"/>
    </style:style>
    <style:style style:name="P34"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1152a" officeooo:paragraph-rsid="0011152a"/>
    </style:style>
    <style:style style:name="P3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1152a" officeooo:paragraph-rsid="0012132a"/>
    </style:style>
    <style:style style:name="P36"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1152a" officeooo:paragraph-rsid="00128ea7"/>
    </style:style>
    <style:style style:name="P37"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0bedbb" officeooo:paragraph-rsid="000bedbb"/>
    </style:style>
    <style:style style:name="P38"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46211" officeooo:paragraph-rsid="00146211"/>
    </style:style>
    <style:style style:name="P39"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46211" officeooo:paragraph-rsid="00155a45"/>
    </style:style>
    <style:style style:name="P40"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5962e" officeooo:paragraph-rsid="0015962e"/>
    </style:style>
    <style:style style:name="P41"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42"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Liberation Mono" fo:font-size="10pt" style:font-size-asian="10pt" style:font-size-complex="10pt"/>
    </style:style>
    <style:style style:name="P43" style:family="paragraph" style:parent-style-name="Standard">
      <loext:graphic-properties draw:fill="none"/>
      <style:paragraph-properties fo:margin-left="1cm" fo:margin-right="0cm" fo:text-indent="0cm" style:auto-text-indent="false" fo:background-color="transparent"/>
      <style:text-properties officeooo:rsid="0011152a" officeooo:paragraph-rsid="0011152a"/>
    </style:style>
    <style:style style:name="P44" style:family="paragraph" style:parent-style-name="Standard">
      <loext:graphic-properties draw:fill="none"/>
      <style:paragraph-properties fo:margin-left="1cm" fo:margin-right="0cm" fo:text-indent="0cm" style:auto-text-indent="false" fo:background-color="transparent"/>
      <style:text-properties officeooo:rsid="0011152a" officeooo:paragraph-rsid="0012132a"/>
    </style:style>
    <style:style style:name="P45" style:family="paragraph" style:parent-style-name="Standard">
      <loext:graphic-properties draw:fill="none"/>
      <style:paragraph-properties fo:margin-left="1cm" fo:margin-right="0cm" fo:text-indent="0cm" style:auto-text-indent="false" fo:background-color="transparent"/>
      <style:text-properties officeooo:rsid="0011152a" officeooo:paragraph-rsid="001249a2"/>
    </style:style>
    <style:style style:name="P46" style:family="paragraph" style:parent-style-name="Standard">
      <loext:graphic-properties draw:fill="none"/>
      <style:paragraph-properties fo:margin-left="1cm" fo:margin-right="0cm" fo:text-indent="0cm" style:auto-text-indent="false" fo:background-color="transparent"/>
      <style:text-properties officeooo:rsid="0011152a" officeooo:paragraph-rsid="00128ea7"/>
    </style:style>
    <style:style style:name="P47" style:family="paragraph" style:parent-style-name="Standard">
      <loext:graphic-properties draw:fill="none"/>
      <style:paragraph-properties fo:margin-left="1cm" fo:margin-right="0cm" fo:text-indent="0cm" style:auto-text-indent="false" fo:background-color="transparent"/>
      <style:text-properties officeooo:rsid="000bedbb" officeooo:paragraph-rsid="000bedbb"/>
    </style:style>
    <style:style style:name="P48" style:family="paragraph" style:parent-style-name="Standard">
      <loext:graphic-properties draw:fill="none"/>
      <style:paragraph-properties fo:margin-left="1cm" fo:margin-right="0cm" fo:text-indent="0cm" style:auto-text-indent="false" fo:background-color="transparent"/>
      <style:text-properties officeooo:rsid="00146211" officeooo:paragraph-rsid="00146211"/>
    </style:style>
    <style:style style:name="P49"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officeooo:rsid="00146211" officeooo:paragraph-rsid="00146211"/>
    </style:style>
    <style:style style:name="P50" style:family="paragraph" style:parent-style-name="Standard">
      <loext:graphic-properties draw:fill="none"/>
      <style:paragraph-properties fo:margin-left="1cm" fo:margin-right="0cm" fo:text-indent="0cm" style:auto-text-indent="false" fo:background-color="transparent"/>
      <style:text-properties officeooo:rsid="00146211" officeooo:paragraph-rsid="00155a45"/>
    </style:style>
    <style:style style:name="P51" style:family="paragraph" style:parent-style-name="Standard">
      <loext:graphic-properties draw:fill="none"/>
      <style:paragraph-properties fo:margin-left="1cm" fo:margin-right="0cm" fo:text-indent="0cm" style:auto-text-indent="false" fo:background-color="transparent">
        <style:tab-stops>
          <style:tab-stop style:position="0.953cm"/>
          <style:tab-stop style:position="1.016cm"/>
        </style:tab-stops>
      </style:paragraph-properties>
      <style:text-properties officeooo:rsid="00146211" officeooo:paragraph-rsid="00155a45"/>
    </style:style>
    <style:style style:name="P52" style:family="paragraph" style:parent-style-name="Standard">
      <loext:graphic-properties draw:fill="none"/>
      <style:paragraph-properties fo:margin-left="1cm" fo:margin-right="0cm" fo:text-indent="0cm" style:auto-text-indent="false" fo:background-color="transparent"/>
      <style:text-properties officeooo:rsid="00146211" officeooo:paragraph-rsid="0015962e"/>
    </style:style>
    <style:style style:name="P53" style:family="paragraph" style:parent-style-name="Standard">
      <loext:graphic-properties draw:fill="none"/>
      <style:paragraph-properties fo:margin-left="1cm" fo:margin-right="0cm" fo:text-indent="0cm" style:auto-text-indent="false" fo:background-color="transparent"/>
      <style:text-properties officeooo:rsid="000dc31c" officeooo:paragraph-rsid="000dc31c"/>
    </style:style>
    <style:style style:name="P54" style:family="paragraph" style:parent-style-name="Standard">
      <loext:graphic-properties draw:fill="none"/>
      <style:paragraph-properties fo:margin-left="1cm" fo:margin-right="0cm" fo:text-indent="0cm" style:auto-text-indent="false" fo:background-color="transparent"/>
      <style:text-properties officeooo:rsid="0015962e" officeooo:paragraph-rsid="0015962e"/>
    </style:style>
    <style:style style:name="P55" style:family="paragraph" style:parent-style-name="Standard">
      <loext:graphic-properties draw:fill="none"/>
      <style:paragraph-properties fo:margin-left="1cm" fo:margin-right="0cm" fo:text-indent="0cm" style:auto-text-indent="false" fo:background-color="transparent"/>
    </style:style>
    <style:style style:name="P56" style:family="paragraph" style:parent-style-name="Standard">
      <loext:graphic-properties draw:fill="none"/>
      <style:paragraph-properties fo:margin-left="1cm" fo:margin-right="0cm" fo:text-indent="0cm" style:auto-text-indent="false" fo:background-color="transparent"/>
      <style:text-properties officeooo:rsid="00167cb4" officeooo:paragraph-rsid="00167cb4"/>
    </style:style>
    <style:style style:name="P57" style:family="paragraph" style:parent-style-name="Standard">
      <loext:graphic-properties draw:fill="none"/>
      <style:paragraph-properties fo:margin-left="1cm" fo:margin-right="0cm" fo:text-indent="0cm" style:auto-text-indent="false" fo:background-color="transparent"/>
      <style:text-properties officeooo:paragraph-rsid="00128ea7"/>
    </style:style>
    <style:style style:name="P58"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46211" officeooo:paragraph-rsid="00155a45"/>
    </style:style>
    <style:style style:name="P59"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1152a" officeooo:paragraph-rsid="0012132a"/>
    </style:style>
    <style:style style:name="P60"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61"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62"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63"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64"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65"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6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5962e" officeooo:paragraph-rsid="0015962e"/>
    </style:style>
    <style:style style:name="P67" style:family="paragraph" style:parent-style-name="Standard">
      <loext:graphic-properties draw:fill="none"/>
      <style:paragraph-properties fo:margin-left="0.499cm" fo:margin-right="0cm" fo:text-indent="0cm" style:auto-text-indent="false" fo:break-before="page" fo:background-color="transparent"/>
      <style:text-properties officeooo:rsid="0015962e" officeooo:paragraph-rsid="0015962e"/>
    </style:style>
    <style:style style:name="P68"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5962e" officeooo:paragraph-rsid="0015962e"/>
    </style:style>
    <style:style style:name="P69" style:family="paragraph" style:parent-style-name="Standard">
      <loext:graphic-properties draw:fill="none"/>
      <style:paragraph-properties fo:margin-left="1cm" fo:margin-right="0cm" fo:text-indent="0cm" style:auto-text-indent="false" fo:background-color="transparent"/>
      <style:text-properties officeooo:rsid="0015962e" officeooo:paragraph-rsid="0015962e"/>
    </style:style>
    <style:style style:name="T1" style:family="text">
      <style:text-properties officeooo:rsid="000bedbb"/>
    </style:style>
    <style:style style:name="T2" style:family="text">
      <style:text-properties officeooo:rsid="000dc31c"/>
    </style:style>
    <style:style style:name="T3" style:family="text">
      <style:text-properties officeooo:rsid="000f2b65"/>
    </style:style>
    <style:style style:name="T4" style:family="text">
      <style:text-properties officeooo:rsid="0011152a"/>
    </style:style>
    <style:style style:name="T5" style:family="text">
      <style:text-properties style:font-name="Liberation Serif"/>
    </style:style>
    <style:style style:name="T6" style:family="text">
      <style:text-properties style:font-name="Liberation Serif" officeooo:rsid="0011152a"/>
    </style:style>
    <style:style style:name="T7" style:family="text">
      <style:text-properties officeooo:rsid="00128ea7"/>
    </style:style>
    <style:style style:name="T8" style:family="text">
      <style:text-properties officeooo:rsid="00155a45"/>
    </style:style>
    <style:style style:name="T9" style:family="text">
      <style:text-properties officeooo:rsid="0015962e"/>
    </style:style>
    <style:style style:name="T10" style:family="text">
      <style:text-properties fo:color="#cc7832" loext:opacity="100%" style:font-name="JetBrains Mono" fo:font-size="10pt" fo:font-style="normal" fo:font-weight="normal" style:font-size-asian="10pt" style:font-style-asian="normal" style:font-weight-asian="normal"/>
    </style:style>
    <style:style style:name="T11" style:family="text">
      <style:text-properties fo:color="#a9b7c6" loext:opacity="100%" style:font-name="JetBrains Mono" fo:font-size="10pt" fo:font-style="normal" fo:font-weight="normal" style:font-size-asian="10pt" style:font-style-asian="normal" style:font-weight-asian="normal"/>
    </style:style>
    <style:style style:name="T12" style:family="text">
      <style:text-properties fo:color="#a9b7c6" loext:opacity="100%" style:font-name="JetBrains Mono" fo:font-size="10pt" fo:font-style="italic" fo:font-weight="normal" style:font-size-asian="10pt" style:font-style-asian="italic" style:font-weight-asian="normal"/>
    </style:style>
    <style:style style:name="T13" style:family="text">
      <style:text-properties fo:color="#ffc66d" loext:opacity="100%" style:font-name="JetBrains Mono" fo:font-size="10pt" fo:font-style="normal" fo:font-weight="normal" style:font-size-asian="10pt" style:font-style-asian="normal" style:font-weight-asian="normal"/>
    </style:style>
    <style:style style:name="T14" style:family="text">
      <style:text-properties fo:color="#808080" loext:opacity="100%" style:font-name="JetBrains Mono" fo:font-size="10pt" fo:font-style="normal" fo:font-weight="normal" style:font-size-asian="10pt" style:font-style-asian="normal" style:font-weight-asian="normal"/>
    </style:style>
    <style:style style:name="T15" style:family="text">
      <style:text-properties officeooo:rsid="00167cb4"/>
    </style:style>
    <style:style style:name="T16" style:family="text">
      <style:text-properties fo:font-size="10pt" style:font-size-asian="10pt" style:font-size-complex="10pt"/>
    </style:style>
    <style:style style:name="T17" style:family="text">
      <style:text-properties officeooo:rsid="001763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va Avancé</text:p>
      <text:p text:style-name="P2"><text:span text:style-name="T1">TP2 </text:span>Liste, table de hachage, entrées/sorties, stream, lambdas</text:p>
      <text:p text:style-name="P21"/>
      <text:p text:style-name="Standard">Exercice 1 - Path, Stream et try-with-resources</text:p>
      <text:p text:style-name="P4"/>
      <text:p text:style-name="P6">Question 1</text:p>
      <text:p text:style-name="P37">On utilise java.nio.file.Path au lieu de java.io.File car <text:span text:style-name="T2">Path est une version amélioré de File. File contient quelques défauts corrigés par Path, et d’autres fonctionnalités additionnel s’y ajoutent.</text:span></text:p>
      <text:p text:style-name="P15"/>
      <text:p text:style-name="P23">Question 2</text:p>
      <text:p text:style-name="P38"><text:span text:style-name="Source_20_Text">Path path = Path.of("movies.txt");</text:span></text:p>
      <text:p text:style-name="P48"/>
      <text:p text:style-name="P23">Question 3</text:p>
      <text:p text:style-name="P38"><text:span text:style-name="Source_20_Text">try {</text:span></text:p>
      <text:p text:style-name="P49"><text:span text:style-name="Source_20_Text"><text:tab/>Stream&lt;String&gt; stream = Files.lines(path) ;</text:span></text:p>
      <text:p text:style-name="P48"><text:span text:style-name="Source_20_Text"><text:s text:c="3"/>stream.forEach(System.out::println);</text:span></text:p>
      <text:p text:style-name="P48"><text:span text:style-name="Source_20_Text">} catch (IOException e) {</text:span></text:p>
      <text:p text:style-name="P48"><text:span text:style-name="Source_20_Text"><text:tab/> throw new RuntimeException(e);</text:span></text:p>
      <text:p text:style-name="P48"><text:span text:style-name="Source_20_Text">}</text:span></text:p>
      <text:p text:style-name="P48"/>
      <text:p text:style-name="P23">Question 4</text:p>
      <text:p text:style-name="P38"><text:span text:style-name="Source_20_Text">try {</text:span></text:p>
      <text:p text:style-name="P48"><text:span text:style-name="Source_20_Text"><text:s text:c="4"/>Stream&lt;String&gt; stream = Files.lines(path) ;</text:span></text:p>
      <text:p text:style-name="P48"><text:span text:style-name="Source_20_Text"><text:s text:c="4"/>stream.forEach(System.out::println);</text:span></text:p>
      <text:p text:style-name="P48"><text:span text:style-name="Source_20_Text"><text:s text:c="4"/>stream.close();</text:span></text:p>
      <text:p text:style-name="P48"><text:span text:style-name="Source_20_Text">} catch (IOException e) {</text:span></text:p>
      <text:p text:style-name="P48"><text:span text:style-name="Source_20_Text"><text:tab/> <text:s/>throw new RuntimeException(e);</text:span></text:p>
      <text:p text:style-name="P48"><text:span text:style-name="Source_20_Text">}</text:span></text:p>
      <text:p text:style-name="P48"/>
      <text:p text:style-name="P23">Question 5</text:p>
      <text:p text:style-name="P50"><text:span text:style-name="Source_20_Text">Stream&lt;String&gt; stream;</text:span></text:p>
      <text:p text:style-name="P38"><text:span text:style-name="Source_20_Text">try {</text:span></text:p>
      <text:p text:style-name="P50"><text:span text:style-name="Source_20_Text"><text:s text:c="4"/>s</text:span><text:span text:style-name="Source_20_Text"><text:span text:style-name="T8">tream </text:span></text:span><text:span text:style-name="Source_20_Text">= Files.lines(path);</text:span></text:p>
      <text:p text:style-name="P48"><text:span text:style-name="Source_20_Text"><text:s text:c="4"/>stream.forEach(System.out::println);</text:span></text:p>
      <text:p text:style-name="P48"><text:span text:style-name="Source_20_Text">} catch (IOException e) {</text:span></text:p>
      <text:p text:style-name="P48"><text:span text:style-name="Source_20_Text"><text:tab/> <text:s/>throw new RuntimeException(e);</text:span></text:p>
      <text:p text:style-name="P48"><text:span text:style-name="Source_20_Text">} finally {</text:span></text:p>
      <text:p text:style-name="P48"><text:span text:style-name="Source_20_Text"><text:s text:c="4"/>stream.close();</text:span></text:p>
      <text:p text:style-name="P48"><text:span text:style-name="Source_20_Text">}</text:span></text:p>
      <text:p text:style-name="P48"/>
      <text:p text:style-name="P24"/>
      <text:p text:style-name="P32">Question 6</text:p>
      <text:p text:style-name="P39"><text:span text:style-name="Source_20_Text">Stream&lt;String&gt; stream;</text:span></text:p>
      <text:p text:style-name="P39"><text:span text:style-name="Source_20_Text">try {</text:span></text:p>
      <text:p text:style-name="P50"><text:span text:style-name="Source_20_Text"><text:s text:c="4"/>s</text:span><text:span text:style-name="Source_20_Text"><text:span text:style-name="T8">tream </text:span></text:span><text:span text:style-name="Source_20_Text">= Files.lines(path);</text:span></text:p>
      <text:p text:style-name="P50"><text:span text:style-name="Source_20_Text"><text:s text:c="4"/>stream.forEach(System.out::println);</text:span></text:p>
      <text:p text:style-name="P50"><text:span text:style-name="Source_20_Text">} catch (IOException e) {</text:span></text:p>
      <text:p text:style-name="P50"><text:span text:style-name="Source_20_Text"><text:tab/> <text:s/>throw new RuntimeException(e);</text:span></text:p>
      <text:p text:style-name="P50"><text:span text:style-name="Source_20_Text">} finally {</text:span></text:p>
      <text:p text:style-name="P50"><text:span text:style-name="Source_20_Text"><text:s text:c="4"/></text:span><text:span text:style-name="Source_20_Text"><text:span text:style-name="T9">try {</text:span></text:span></text:p>
      <text:p text:style-name="P52"><text:span text:style-name="Source_20_Text"><text:s text:c="8"/>stream.close();</text:span></text:p>
      <text:p text:style-name="P50"><text:span text:style-name="Source_20_Text"><text:s text:c="4"/></text:span><text:span text:style-name="Source_20_Text"><text:span text:style-name="T9">} catch (IOException e) {</text:span></text:span></text:p>
      <text:p text:style-name="P52"><text:span text:style-name="Source_20_Text"><text:s text:c="8"/>throw new RuntimeException(e);</text:span></text:p>
      <text:p text:style-name="P52"><text:span text:style-name="Source_20_Text"><text:span text:style-name="T9"><text:s text:c="4"/>}</text:span></text:span></text:p>
      <text:p text:style-name="P51"><text:span text:style-name="Source_20_Text">}</text:span></text:p>
      <text:p text:style-name="P15"/>
      <text:p text:style-name="P22">Question 7</text:p>
      <text:p text:style-name="P11">Un try-catch est utilisé si on a une erreur que nous pouvons considérer et proposer une solution viable à l’utilisateur.</text:p>
      <text:p text:style-name="P14">Exemple: Une exception jetée suite à une perte de connexion internet ne doit pas mettre fin à l’application, ce n’est pas critique.</text:p>
      <text:p text:style-name="P14"/>
      <text:p text:style-name="P14">On rejette l’exception avec throw si l’erreur est importante au point qu’il n’est pas raisonnable ou impossible de poursuivre l’exécution du programme. <text:span text:style-name="T3">Dans ce cas il est important de spécifier que la méthode appelée est susceptible de jeter une exception.</text:span></text:p>
      <text:p text:style-name="P14"/>
      <text:p text:style-name="P25">Question 8</text:p>
      <text:p text:style-name="P40"><text:span text:style-name="Source_20_Text">try(Stream&lt;String&gt; stream = Files.lines(path)) {</text:span></text:p>
      <text:p text:style-name="P54"><text:span text:style-name="Source_20_Text"><text:s text:c="4"/>stream.forEach(System.out::println);</text:span></text:p>
      <text:p text:style-name="P54"><text:span text:style-name="Source_20_Text">} catch (IOException e) {</text:span></text:p>
      <text:p text:style-name="P54"><text:span text:style-name="Source_20_Text"><text:s text:c="4"/>throw new RuntimeException(e);</text:span></text:p>
      <text:p text:style-name="P54"><text:span text:style-name="Source_20_Text">}</text:span></text:p>
      <text:p text:style-name="P31"/>
      <text:p text:style-name="P5">Question 9</text:p>
      <text:p text:style-name="P10">Le try with resources est préférable car on évite de générer des potentielles exceptions dans le bloc finally lors de l’appel à la méthode close, ce qui écraserait l’exception capturer dans le bloc catch.</text:p>
      <text:p text:style-name="P16"/>
      <text:p text:style-name="P18">Exercice 2 – Movie Stars</text:p>
      <text:p text:style-name="P25">Question 1</text:p>
      <text:p text:style-name="P40"><text:span text:style-name="Source_20_Text">public record Movie(String title, List&lt;String&gt; actors) {</text:span></text:p>
      <text:p text:style-name="P54"><text:span text:style-name="Source_20_Text"><text:tab/>public Movie {</text:span></text:p>
      <text:p text:style-name="P54"><text:span text:style-name="Source_20_Text"><text:tab/> <text:s text:c="3"/>Objects.requireNonNull(title);</text:span></text:p>
      <text:p text:style-name="P54"><text:span text:style-name="Source_20_Text"><text:tab/> <text:s text:c="3"/>Objects.requireNonNull(actors);</text:span></text:p>
      <text:p text:style-name="P54"><text:span text:style-name="Source_20_Text"><text:tab/><text:tab/></text:span></text:p>
      <text:p text:style-name="P54"><text:span text:style-name="Source_20_Text"><text:tab/> <text:s text:c="3"/>actors = List.copyOf(actors);</text:span></text:p>
      <text:p text:style-name="P54"><text:span text:style-name="Source_20_Text"><text:tab/>}</text:span></text:p>
      <text:p text:style-name="P54"><text:span text:style-name="Source_20_Text">}</text:span></text:p>
      <text:p text:style-name="P25"/>
      <text:p text:style-name="P67">Question 2</text:p>
      <text:p text:style-name="P42">static List&lt;Movie&gt; movies(Path path) {<text:line-break/><text:tab/>Objects.requireNonNull(path);<text:line-break/><text:tab/><text:line-break/><text:tab/>List&lt;Movie&gt; movies = new ArrayList&lt;&gt;();<text:line-break/><text:line-break/> <text:s text:c="6"/>try(Stream&lt;String&gt; stream = Files.lines(path)) {<text:line-break/> <text:s text:c="10"/>movies <text:span text:style-name="T17">= </text:span>stream.map(Movies::fromFile).collect(Collectors.toUnmodifiableList());<text:line-break/> <text:s text:c="6"/>} catch (IOException e) {<text:line-break/> <text:s text:c="10"/>System.out.println("Reading went wrong");<text:line-break/> <text:s text:c="10"/>e.printStackTrace();<text:line-break/> <text:s text:c="6"/>}<text:line-break/><text:tab/><text:line-break/><text:tab/>return movies;<text:line-break/>}</text:p>
      <text:p text:style-name="P20"/>
      <text:p text:style-name="P5">Question 3</text:p>
      <text:p text:style-name="P12"><text:span text:style-name="Source_20_Text">static Map&lt;String, Movie&gt; movieMap(List&lt;Movie&gt; movies) {<text:line-break/><text:tab/>Objects.requireNonNull(movies);<text:line-break/><text:tab/>return movies.stream()<text:line-break/><text:tab/><text:tab/>.collect(Collectors.toMap(Movie::title, Function.identity()));<text:line-break/>}</text:span></text:p>
      <text:p text:style-name="P55"/>
      <text:p text:style-name="P10">Le Collector à utiliser est Collectors.toMap.</text:p>
      <text:p text:style-name="P16"/>
      <text:p text:style-name="P5">Question 4</text:p>
      <text:p text:style-name="P10">Stream.flatMap permet de «sortir» les éléments contenus dans une collection pour les intégrer dans un Stream. </text:p>
      <text:p text:style-name="P16">Plus clairement, si on a un Stream&lt;List&lt;String&gt;&gt;, avec Stream.flatMap on récupère tous les éléments contenu dans chaque List pour créer un Stream&lt;String&gt;.</text:p>
      <text:p text:style-name="P16">On peut faire le rapprochement avec l’opérateur spread (…) sur chaque List.</text:p>
      <text:p text:style-name="P16"/>
      <text:p text:style-name="P16">Dans notre cas, nous avons une liste de Movie dont nous ne voulons récupérer que la liste d’acteurs. Avec flatMap on peut passer d’un Stream&lt;List&lt;String&gt;&gt; à un Stream&lt;String&gt;.</text:p>
      <text:p text:style-name="P16"/>
      <text:p text:style-name="P12"><text:span text:style-name="Source_20_Text">movies.stream()<text:line-break/><text:tab/>.map(Movie::actors)<text:line-break/><text:tab/>.flatMap(List::stream)<text:line-break/><text:tab/>.limit(50)<text:line-break/><text:tab/>.forEach(System.out::println);</text:span></text:p>
      <text:p text:style-name="P55"/>
      <text:p text:style-name="P30">Question 5</text:p>
      <text:p text:style-name="P12"><text:span text:style-name="Source_20_Text">var actorsCount = movies.stream()<text:line-break/><text:tab/>.map(Movie::actors)<text:line-break/><text:tab/>.flatMap(List::stream)<text:line-break/><text:tab/>.count();<text:line-break/> System.out.println(actorsCount);</text:span></text:p>
      <text:p text:style-name="P56"/>
      <text:p text:style-name="P16"/>
      <text:p text:style-name="P16"/>
      <text:p text:style-name="P26">Question 6</text:p>
      <text:p text:style-name="P35"><text:soft-page-break/>L’interface Set nous permet de ne stocker qu’une fois chaque élément. On peut se servir de Collectors.toSet pour récupérer un Set depuis un Stream, on récupère par la suite le nombre avec Set.size.</text:p>
      <text:p text:style-name="P44"/>
      <text:p text:style-name="P12"><text:span text:style-name="Source_20_Text">var actorsCount = movies.stream()<text:line-break/><text:tab/><text:tab/>.map(Movie::actors)<text:line-break/><text:tab/><text:tab/>.flatMap(List::stream)<text:line-break/><text:tab/><text:tab/>.collect(Collectors.toSet())<text:line-break/><text:tab/><text:tab/>.size();<text:line-break/>System.out.println(actorsCount);</text:span></text:p>
      <text:p text:style-name="P44"/>
      <text:p text:style-name="P26">Question 7</text:p>
      <text:p text:style-name="P35">Avec Stream.distinct on peut retirer directement les doublons après l’appel à la méthode Stream.flatMap, suivi de Stream.count pour en récupérer le nombre.</text:p>
      <text:p text:style-name="P44"><text:span text:style-name="T10"/></text:p>
      <text:p text:style-name="P12"><text:span text:style-name="Source_20_Text">movies.stream()<text:line-break/><text:tab/>.map(Movie::actors)<text:line-break/><text:tab/>.flatMap(List::stream)<text:line-break/><text:tab/>.distinct()<text:line-break/><text:tab/>.count();</text:span></text:p>
      <text:p text:style-name="P44"/>
      <text:p text:style-name="P27">Question 8</text:p>
      <text:p text:style-name="P12"><text:span text:style-name="T4">Le type de retour de </text:span><text:span text:style-name="Teletype"><text:span text:style-name="T6">numberOfMoviesByActor est Map&lt;String, Long&gt;</text:span></text:span></text:p>
      <text:p text:style-name="P45">Pour grouper les acteurs en fonction d’eux-même on peut donner comme fonction e → e</text:p>
      <text:p text:style-name="P46">Le type de retour de collect sera dépendant du Collector appelé, dans notre cas ce sera Map&lt;String, Long&gt;.</text:p>
      <text:p text:style-name="P46"/>
      <text:p text:style-name="P12"><text:span text:style-name="Source_20_Text"><text:span text:style-name="T16">static Map&lt;String, Long&gt; numberOfMoviesByActor(List&lt;Movie&gt; movies) {<text:line-break/><text:tab/>Objects.requireNonNull(movies);<text:line-break/><text:tab/>return movies.stream()<text:line-break/><text:tab/><text:tab/>.map(Movie::actors)<text:line-break/><text:tab/><text:tab/>.flatMap(List::stream)<text:line-break/><text:tab/><text:tab/>collect(Collectors.groupingBy(e -&gt; e, Collectors.counting()));<text:line-break/>}</text:span></text:span></text:p>
      <text:p text:style-name="P56"/>
      <text:p text:style-name="P46"/>
      <text:p text:style-name="P28">Question 9</text:p>
      <text:p text:style-name="P36">Dans notre cas, Function.identity peut remplacer e → e dans Collectors.groupingBy.</text:p>
      <text:p text:style-name="P46"/>
      <text:p text:style-name="P12"><text:span text:style-name="Source_20_Text"><text:span text:style-name="T16">static Map&lt;String, Long&gt; numberOfMoviesByActor(List&lt;Movie&gt; movies) {<text:line-break/><text:tab/>Objects.requireNonNull(movies);<text:line-break/><text:tab/>return movies.stream()<text:line-break/><text:tab/><text:tab/>.map(Movie::actors)<text:line-break/><text:tab/><text:tab/>.flatMap(List::stream)<text:line-break/><text:tab/><text:tab/>.collect(Collectors.groupingBy(Function.identity(), Collectors.counting()));<text:line-break/>}</text:span></text:span></text:p>
      <text:p text:style-name="P46"/>
      <text:p text:style-name="P28"/>
      <text:p text:style-name="P33">Question 10</text:p>
      <text:p text:style-name="P13"><text:span text:style-name="T4">Si la méthode </text:span><text:span text:style-name="Teletype"><text:span text:style-name="T6">acto</text:span></text:span><text:span text:style-name="Teletype"><text:span text:style-name="T5">rInMostMovies</text:span></text:span> <text:span text:style-name="T7">peut avoir un structure entrante vide, alors son type de retour doit être </text:span>Optional&lt;Map.Entry&lt;String, Long&gt;&gt;.</text:p>
      <text:p text:style-name="P17"/>
      <text:p text:style-name="P12"><text:span text:style-name="Source_20_Text"><text:span text:style-name="T16">public static Optional&lt;Map.Entry&lt;String, Long&gt;&gt; actorInMostMovies(Map&lt;String, Long&gt; numberOfMoviesByActor) {<text:line-break/><text:tab/>Objects.requireNonNull(numberOfMoviesByActor);<text:line-break/><text:tab/>return numberOfMoviesByActor.entrySet().stream()<text:line-break/><text:tab/><text:tab/>.collect(Collectors.maxBy(Map.Entry.comparingByValue()));<text:line-break/>}</text:span></text:span></text:p>
      <text:p text:style-name="P17"/>
      <text:p text:style-name="P17"/>
      <text:p text:style-name="P19">Conclusion</text:p>
      <text:p text:style-name="P7">Ce TP est totalement axé sur les try-catch et les stream, ce qui permet de bien se familiariser avec ces concepts. Personnellement, je ne connaissait pas les try with resources et certaines fonctionnalités des stream, donc j’apprends beaucoup de ce TP.</text:p>
      <text:p text:style-name="P17"/>
      <text:p text:style-name="P8"/>
      <text:p text:style-name="P14"/>
      <text:p text:style-name="P6"/>
      <text:p text:style-name="P9"/>
      <text:p text:style-name="P9"/>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bedbb" officeooo:paragraph-rsid="000bedb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aravanane MANICO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1T16:46:54.999000000</meta:creation-date>
    <dc:date>2020-10-03T19:34:28.323000000</dc:date>
    <meta:editing-duration>PT12M1S</meta:editing-duration>
    <meta:editing-cycles>2</meta:editing-cycles>
    <meta:generator>LibreOffice/7.0.1.2$Windows_X86_64 LibreOffice_project/7cbcfc562f6eb6708b5ff7d7397325de9e764452</meta:generator>
    <meta:document-statistic meta:table-count="0" meta:image-count="0" meta:object-count="0" meta:page-count="5" meta:paragraph-count="101" meta:word-count="696" meta:character-count="5863" meta:non-whitespace-character-count="5057"/>
  </office:meta>
</office:document-meta>
</file>